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27390084D1F5BC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1cm, 6.809cm, 11.72cm, 3.3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2cm" svg:height="22.8cm" svg:x="0.992cm" svg:y="2.391cm">
          <draw:image xlink:href="Pictures/10000000000005E8000007E0627390084D1F5B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4:51.030576155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